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BC00002A6131E28F53.svm" manifest:media-type=""/>
  <manifest:file-entry manifest:full-path="Pictures/20000009000044BC00001F03EC907E74.svm" manifest:media-type=""/>
  <manifest:file-entry manifest:full-path="Pictures/2000000900006442000012810E015302.svm" manifest:media-type=""/>
  <manifest:file-entry manifest:full-path="Pictures/20000009000054A600002F8CC884C0B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85e74" officeooo:paragraph-rsid="00085e74"/>
    </style:style>
    <style:style style:name="P2" style:family="paragraph" style:parent-style-name="Standard">
      <style:text-properties style:font-name="Times New Roman" officeooo:rsid="0008f1b1" officeooo:paragraph-rsid="0008f1b1"/>
    </style:style>
    <style:style style:name="P3" style:family="paragraph" style:parent-style-name="Standard">
      <style:text-properties style:font-name="Times New Roman" officeooo:rsid="000967c6" officeooo:paragraph-rsid="000967c6"/>
    </style:style>
    <style:style style:name="P4" style:family="paragraph" style:parent-style-name="Standard">
      <style:text-properties style:font-name="Times New Roman" officeooo:rsid="000ab05e" officeooo:paragraph-rsid="000ab05e"/>
    </style:style>
    <style:style style:name="P5" style:family="paragraph" style:parent-style-name="Standard">
      <style:text-properties style:font-name="Times New Roman" officeooo:rsid="000bc1c0" officeooo:paragraph-rsid="000bc1c0"/>
    </style:style>
    <style:style style:name="P6" style:family="paragraph" style:parent-style-name="Standard">
      <style:text-properties style:font-name="Times New Roman" officeooo:rsid="000e0a9f" officeooo:paragraph-rsid="000e0a9f"/>
    </style:style>
    <style:style style:name="P7" style:family="paragraph" style:parent-style-name="Standard">
      <style:text-properties style:font-name="Times New Roman" officeooo:rsid="000f6630" officeooo:paragraph-rsid="000f6630"/>
    </style:style>
    <style:style style:name="P8" style:family="paragraph" style:parent-style-name="Standard">
      <style:text-properties style:font-name="Times New Roman" officeooo:rsid="0010bc7b" officeooo:paragraph-rsid="0010bc7b"/>
    </style:style>
    <style:style style:name="P9" style:family="paragraph" style:parent-style-name="Standard">
      <style:text-properties style:font-name="Times New Roman" officeooo:rsid="0011f9fe" officeooo:paragraph-rsid="0011f9fe"/>
    </style:style>
    <style:style style:name="P10" style:family="paragraph" style:parent-style-name="Standard">
      <style:text-properties style:font-name="Times New Roman" officeooo:rsid="001275ce" officeooo:paragraph-rsid="001275ce"/>
    </style:style>
    <style:style style:name="T1" style:family="text">
      <style:text-properties officeooo:rsid="000967c6"/>
    </style:style>
    <style:style style:name="T2" style:family="text">
      <style:text-properties officeooo:rsid="000bc1c0"/>
    </style:style>
    <style:style style:name="T3" style:family="text">
      <style:text-properties officeooo:rsid="0010bc7b"/>
    </style:style>
    <style:style style:name="T4" style:family="text">
      <style:text-properties officeooo:rsid="0011f9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eininteraktionsnetzwerke</text:p>
      <text:p text:style-name="P1"/>
      <text:p text:style-name="P1">Als Programm wird benutzt</text:p>
      <text:p text:style-name="P1">Cytascape</text:p>
      <text:p text:style-name="P1"/>
      <text:p text:style-name="P1">1. Vorlesung</text:p>
      <text:p text:style-name="P1"/>
      <text:p text:style-name="P1">Graphen</text:p>
      <text:p text:style-name="P1">Von Euler mittels Königsberger Brücker eingeführt.</text:p>
      <text:p text:style-name="P1"/>
      <text:p text:style-name="P5">Def: Graph</text:p>
      <text:p text:style-name="P1">Ein Graph ist </text:p>
      <text:p text:style-name="P1">G= (V, E)</text:p>
      <text:p text:style-name="P1">V: Vertex (Knoten)</text:p>
      <text:p text:style-name="P1">E: Edges (Kanten)</text:p>
      <text:p text:style-name="P1"><text:s/></text:p>
      <text:p text:style-name="P1">Graphen werden unter anderem für Kürzeste Wege, Zustandbasierten Spielen (z.B. Schach), Ausführreihenfolgen, Abhängigkeiten, Zustandsautomaten, Stammbaum, Genregulierung usw. eingesetzt.</text:p>
      <text:p text:style-name="P1"/>
      <text:p text:style-name="P1">Def: Skalenfrei (Scalefree)</text:p>
      <text:p text:style-name="P9">Rich get Richer (????)</text:p>
      <text:p text:style-name="P1"/>
      <text:p text:style-name="P2">Def: Degree Distribution</text:p>
      <text:p text:style-name="P2">Wie verteilt sich die Anzahl der Nachbarn auf die Anzahl der Knoten. Meist sieht dies so aus. </text:p>
      <text:p text:style-name="P1"><draw:frame draw:style-name="fr1" draw:name="Bild1" text:anchor-type="paragraph" svg:width="17cm" svg:height="9.55cm" draw:z-index="0"><draw:image xlink:href="Pictures/20000009000054A600002F8CC884C0BF.svm" xlink:type="simple" xlink:show="embed" xlink:actuate="onLoad"/></draw:frame> </text:p>
      <text:p text:style-name="P1"/>
      <text:p text:style-name="P1"/>
      <text:p text:style-name="P1"/>
      <text:p text:style-name="P2">Def: Performel Preferenz <text:span text:style-name="T1">(? Name vll nicht richtig)</text:span></text:p>
      <text:p text:style-name="P2">Die mehr haben, kriegen mehr. The rich get richer</text:p>
      <text:p text:style-name="P2"/>
      <text:p text:style-name="P2">Proteinnetze</text:p>
      <text:p text:style-name="P2"><text:soft-page-break/>Artikel: Wie ein Biologe ein Radio untersuchen würde</text:p>
      <text:p text:style-name="P2">Die Daten gibt es seit 15 Jahren. PDB (Protein Databank (? <text:span text:style-name="T4">oder database</text:span>)) Enthält 3D Protein Strukturen. </text:p>
      <text:p text:style-name="P2"/>
      <text:p text:style-name="P3">2 Ansätze für Wechselwirkungen:</text:p>
      <text:p text:style-name="P3">1. Über die Distanz</text:p>
      <text:p text:style-name="P3">2. Wie viel Oberfläche wird durch die Interaktion überdeckt.</text:p>
      <text:p text:style-name="P3"/>
      <text:p text:style-name="P3">Es gibt wenige 3D Strukturen. </text:p>
      <text:p text:style-name="P3"/>
      <text:p text:style-name="P3"/>
      <text:p text:style-name="P3">bekannteste PPI Methoden</text:p>
      <text:p text:style-name="P3">PPB</text:p>
      <text:p text:style-name="P3">Y2H (Yeast 2 Hybrid)</text:p>
      <text:p text:style-name="P3">AP/MS (Afinity prificention with mass spectrometry)</text:p>
      <text:p text:style-name="P3"/>
      <text:p text:style-name="P3"/>
      <text:p text:style-name="P3">Y2H</text:p>
      <text:p text:style-name="P3"><draw:frame draw:style-name="fr2" draw:name="Bild2" text:anchor-type="paragraph" svg:width="17cm" svg:height="3.138cm" draw:z-index="1"><draw:image xlink:href="Pictures/2000000900006442000012810E015302.svm" xlink:type="simple" xlink:show="embed" xlink:actuate="onLoad"/></draw:frame>Erst wenn irgentwas passiert, passiert irgentwas. In Hefekulturen → Sequenzierung.</text:p>
      <text:p text:style-name="P3"/>
      <text:p text:style-name="P3">Vorteil:</text:p>
      <text:p text:style-name="P3">Interaktion die nicht stark sind, können detektiert werden. </text:p>
      <text:p text:style-name="P3"/>
      <text:p text:style-name="P3">Nachteil:</text:p>
      <text:p text:style-name="P3">Komplexe Interaktion mit mehreren Proteinen sind schwierig zu detektieren.</text:p>
      <text:p text:style-name="P3">Findet immer in Hefe statt</text:p>
      <text:p text:style-name="P3"/>
      <text:p text:style-name="P3">AP/MS (Afinity prificention with mass spectrometry)</text:p>
      <text:p text:style-name="P3"><draw:frame draw:style-name="fr1" draw:name="Bild3" text:anchor-type="paragraph" svg:width="17cm" svg:height="7.669cm" draw:z-index="2"><draw:image xlink:href="Pictures/20000009000044BC00001F03EC907E74.svm" xlink:type="simple" xlink:show="embed" xlink:actuate="onLoad"/></draw:frame></text:p>
      <text:p text:style-name="P3">P: Proteinen</text:p>
      <text:p text:style-name="P3"><text:soft-page-break/>B:</text:p>
      <text:p text:style-name="P3">Tag:</text:p>
      <text:p text:style-name="P3"/>
      <text:p text:style-name="P4">Schätzungen zufolge gibt es 600.000 Interaktion im Menschlichen Körper</text:p>
      <text:p text:style-name="P4"/>
      <text:p text:style-name="P4">Zusammenfassung</text:p>
      <text:p text:style-name="P4">Netzwerk <text:span text:style-name="T2">spielen</text:span> überall <text:span text:style-name="T2">eine </text:span>wichtige Rolle</text:p>
      <text:p text:style-name="P4"/>
      <text:p text:style-name="P4">Wichtige Datenbanken</text:p>
      <text:p text:style-name="P4">String (EMBL): Enthält alles (Über <text:span text:style-name="T2">G</text:span>ene), ist die Wichtigste</text:p>
      <text:p text:style-name="P4">HPRD: Daten werden Manuell gepflegt</text:p>
      <text:p text:style-name="P4">Biogrid</text:p>
      <text:p text:style-name="P4">Intact</text:p>
      <text:p text:style-name="P4">DIP</text:p>
      <text:p text:style-name="P4"/>
      <text:p text:style-name="P4">Damit sind viele Daten verfügbar. Darauf kann man die Algorithmen loslassen.</text:p>
      <text:p text:style-name="P4"/>
      <text:p text:style-name="P4">Fragen zu Graph</text:p>
      <text:p text:style-name="P4">Wo ist das Zentrum</text:p>
      <text:p text:style-name="P4">Wer ist der wichtigste Knoten (laut Degree Distribution)</text:p>
      <text:p text:style-name="P4">Wo gut sind lokale Gruppen verdrahtet</text:p>
      <text:p text:style-name="P4"/>
      <text:p text:style-name="P4">Def Clique:</text:p>
      <text:p text:style-name="P4">Teil das Graphen, in dem Jeder knoten mit jedem anderen verbunden ist. </text:p>
      <text:p text:style-name="P4"/>
      <text:p text:style-name="P4"/>
      <text:p text:style-name="P5">Def Clusterindex</text:p>
      <text:p text:style-name="P5"/>
      <text:p text:style-name="P5">Ci = 2n / (ki * (ki – 1))</text:p>
      <text:p text:style-name="P5">ki: Anzahl der Nachbarn</text:p>
      <text:p text:style-name="P5">n: Zahl der Kanten zwischen den Nachbarn</text:p>
      <text:p text:style-name="P5"/>
      <text:p text:style-name="P5">Cluterindex = 1 <text:s/>↔ Clique</text:p>
      <text:p text:style-name="P5"/>
      <text:p text:style-name="P5">Je mehr Nachbarn desto schwieriger ist es einen hohen Cluster index zu erhalten</text:p>
      <text:p text:style-name="P5"/>
      <text:p text:style-name="P5"/>
      <text:p text:style-name="P5">Offen (Was noch nachgetragen werden muss)</text:p>
      <text:p text:style-name="P5">Hub</text:p>
      <text:p text:style-name="P5">Barizentrum (? <text:span text:style-name="T4">Name vll falsch</text:span>)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.Vorlesung</text:p>
      <text:p text:style-name="P7">Paper: Google goes Cancer</text:p>
      <text:p text:style-name="P6"/>
      <text:p text:style-name="P6"/>
      <text:p text:style-name="P6">Page Rank. Kommt aus Italien wurde von google genutzt. In Page Rank kommt gibt es einen Score. Dieser Score ist umso höher je mehr <text:span text:style-name="T3">Seiten</text:span> auf die Ziel Seite <text:span text:style-name="T3">Verlinken.</text:span> </text:p>
      <text:p text:style-name="P7">Gibt <text:span text:style-name="T3">Ausschluss</text:span> über die Qualität der Daten. Bestimmte Gene können <text:span text:style-name="T3">ausgefiltert</text:span> werden. Suche nach Master regulatoren (Gene die viele Gene beeinflussen). </text:p>
      <text:p text:style-name="P7"/>
      <text:p text:style-name="P7">Kürzeste Pfade um Wirkstoffe zu finden. <text:span text:style-name="T3">Gene <text:s/>verändern ihre Aktivität durch Medikamente. Dies tun sie aber nicht sofort. Finde den Wirkstoff, der die <text:s/>kürzesten Pfade hat.</text:span></text:p>
      <text:p text:style-name="P6"/>
      <text:p text:style-name="P6">Von Knoten i nach j zu gehen. </text:p>
      <text:p text:style-name="P6"/>
      <text:p text:style-name="P6">mij = 1 / |N(vi)|</text:p>
      <text:p text:style-name="P6">N(vi): Nachbarn von Knoten vi</text:p>
      <text:p text:style-name="P6"/>
      <text:p text:style-name="P6"/>
      <text:p text:style-name="P6">Stationärer Zustand</text:p>
      <text:p text:style-name="P6">M * x = Lambda * x</text:p>
      <text:p text:style-name="P6">M: Stationärer Zustand </text:p>
      <text:p text:style-name="P6">x: Konfiguration</text:p>
      <text:p text:style-name="P6">Lambda: Ein Scalarer Wert</text:p>
      <text:p text:style-name="P6"/>
      <text:p text:style-name="P6">Power Methode</text:p>
      <text:p text:style-name="P6"/>
      <text:p text:style-name="P6">M^n * x0 </text:p>
      <text:p text:style-name="P6">Das ganze konvergiert. </text:p>
      <text:p text:style-name="P6"/>
      <text:p text:style-name="P6">Zusätzlich gibt es noch einen zufälligen Neustart. </text:p>
      <text:p text:style-name="P6"/>
      <text:p text:style-name="P6"/>
      <text:p text:style-name="P8">Erstellung eines Zufälligen Graphen</text:p>
      <text:p text:style-name="P8"/>
      <text:p text:style-name="P8">Eingabe:<text:line-break/>Anzahl Vertexes</text:p>
      <text:p text:style-name="P8">Anzahl Edges</text:p>
      <text:p text:style-name="P8"/>
      <text:p text:style-name="P8">Algorithmus:</text:p>
      <text:p text:style-name="P8">Erstelle die Vertexes.</text:p>
      <text:p text:style-name="P8">Verbinde zufällig 2 Vertexes zu einer Edge. Solang bis es genug edges gibt</text:p>
      <text:p text:style-name="P8"/>
      <text:p text:style-name="P8">Erder Schring Modell (? <text:span text:style-name="T4">Name evt. Nicht richtig</text:span>)</text:p>
      <text:p text:style-name="P8">Das Modell wie die Degree Distribution in einem Zufälligen Graph aussieht. Die ist eine Gaus Verteilung. </text:p>
      <text:p text:style-name="P8"/>
      <text:p text:style-name="P8"/>
      <text:p text:style-name="P8">Erstellen eines Scale Free netzwerkes</text:p>
      <text:p text:style-name="P8">Eingabe:<text:line-break/>Anzahl Vertexes</text:p>
      <text:p text:style-name="P8">Anzahl Edgeverteilung.</text:p>
      <text:p text:style-name="P8"><text:soft-page-break/></text:p>
      <text:p text:style-name="P8">Algorithmus <text:span text:style-name="T4">(? Habe nicht aufgepasst)</text:span></text:p>
      <text:p text:style-name="P9"/>
      <text:p text:style-name="P9"/>
      <text:p text:style-name="P10">In Netzwerken kann man Motive finden. Diese kann man für die Kompression nutzen. Ein paar Beispiele sind unten angegeben.</text:p>
      <text:p text:style-name="P9"><draw:frame draw:style-name="fr3" draw:name="Bild4" text:anchor-type="paragraph" svg:x="0cm" svg:y="0cm" svg:width="17cm" svg:height="10.481cm" draw:z-index="3"><draw:image xlink:href="Pictures/20000009000044BC00002A6131E28F53.svm" xlink:type="simple" xlink:show="embed" xlink:actuate="onLoad"/></draw:frame></text:p>
      <text:p text:style-name="P10"/>
      <text:p text:style-name="P9"/>
      <text:p text:style-name="P9"/>
      <text:p text:style-name="P9"/>
      <text:p text:style-name="P9">Offene Fragen:</text:p>
      <text:p text:style-name="P9">Hethrow Situation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30:50.014000000</meta:creation-date>
    <dc:date>2014-10-15T14:24:57.033000000</dc:date>
    <meta:editing-duration>PT13M41S</meta:editing-duration>
    <meta:editing-cycles>1</meta:editing-cycles>
    <meta:document-statistic meta:table-count="0" meta:image-count="4" meta:object-count="0" meta:page-count="5" meta:paragraph-count="99" meta:word-count="550" meta:character-count="3627" meta:non-whitespace-character-count="3154"/>
    <meta:generator>LibreOffice/4.2.3.3$Windows_x86 LibreOffice_project/882f8a0a489bc99a9e60c7905a60226254cb6ff0</meta:generator>
  </office:meta>
</office:document-meta>
</file>